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top="0.1665in" fo:margin-bottom="0.0835in"/>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4925in" fo:margin-right="0in" fo:text-indent="0in" style:auto-text-indent="false"/>
    </style:style>
    <style:style style:name="P24" style:family="paragraph" style:parent-style-name="Heading_20_2">
      <style:paragraph-properties fo:margin-top="0.1665in" fo:margin-bottom="0.0835in" fo:keep-with-next="always"/>
    </style:style>
    <style:style style:name="P25"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text:p>
      <text:p text:style-name="Subtitle">10<text:span text:style-name="T4">th</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Using Byteman<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ECA Rule Engine<text:tab/>8</text:p>
          <text:p text:style-name="P11">The Byteman Rule Language<text:tab/>10</text:p>
          <text:p text:style-name="P12">Rule Events<text:tab/>10</text:p>
          <text:p text:style-name="P12">Location Specifiers<text:tab/>11</text:p>
          <text:p text:style-name="P12">Rule Bindings<text:tab/>13</text:p>
          <text:p text:style-name="P12">Rule Expressions<text:tab/>14</text:p>
          <text:p text:style-name="P12">Rule Conditions<text:tab/>14</text:p>
          <text:p text:style-name="P12">Rule Actions<text:tab/>15</text:p>
          <text:p text:style-name="P12">Built-In Calls<text:tab/>16</text:p>
          <text:p text:style-name="P12">User-Defined Rule Helpers<text:tab/>17</text:p>
          <text:p text:style-name="P11">Byteman Rule Language Standard Built-Ins<text:tab/>19</text:p>
          <text:p text:style-name="P12">Thread Coordination Operations<text:tab/>19</text:p>
          <text:p text:style-name="P13">Waiters<text:tab/>19</text:p>
          <text:p text:style-name="P13">Rendezvous<text:tab/>20</text:p>
          <text:p text:style-name="P13">Joiners<text:tab/>21</text:p>
          <text:p text:style-name="P13">Aborting Execution<text:tab/>21</text:p>
          <text:p text:style-name="P12">Rule State Management Operations<text:tab/>22</text:p>
          <text:p text:style-name="P13">CountDowns<text:tab/>22</text:p>
          <text:p text:style-name="P13">Flags<text:tab/>23</text:p>
          <text:p text:style-name="P13">Counters<text:tab/>23</text:p>
          <text:p text:style-name="P12">Trace and Debug Operations<text:tab/>24</text:p>
          <text:p text:style-name="P13">Debugging<text:tab/>24</text:p>
          <text:p text:style-name="P13">Tracing<text:tab/>24</text:p>
          <text:p text:style-name="P11">Using Byteman<text:tab/>26</text:p>
          <text:p text:style-name="P12">Downloading a binary release<text:tab/>26</text:p>
          <text:p text:style-name="P12">Obtaining the sources<text:tab/>26</text:p>
          <text:p text:style-name="P12">Building Byteman from the sources<text:tab/>26</text:p>
          <text:p text:style-name="P12">Using Byteman<text:tab/>26</text:p>
          <text:p text:style-name="P12">Checking Rules Offline<text:tab/>27</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908625561"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705448190" text:style-name="L1">
        <text:list-item>
          <text:p text:style-name="P15">tracing application execution</text:p>
        </text:list-item>
        <text:list-item>
          <text:p text:style-name="P15">short-circuiting normal method execution via early returns or exceptions</text:p>
        </text:list-item>
        <text:list-item>
          <text:p text:style-name="P15">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014018702" text:continue-list="list1908625561" text:style-name="Outline">
        <text:list-item>
          <text:list>
            <text:list-header>
              <text:h text:style-name="P24"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84684875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396509817"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995293163" text:continue-list="list84684875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95210290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12606725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8936311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007262161"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95879137" text:continue-list="list1889363112" text:style-name="Outline">
        <text:list-item>
          <text:list>
            <text:list-header>
              <text:h text:style-name="P24"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th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351103164" text:continue-numbering="true" text:style-name="Outline">
        <text:list-item>
          <text:list>
            <text:list-header>
              <text:h text:style-name="P24"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83251822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28724163" text:continue-numbering="true" text:style-name="Outline">
        <text:list-item>
          <text:list>
            <text:list-header>
              <text:h text:style-name="P24"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069383687"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text:soft-page-break/>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4921355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text:soft-page-break/>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29228983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631306288" text:style-name="L4">
        <text:list-item>
          <text:p text:style-name="P18">references to previously bound variables</text:p>
        </text:list-item>
        <text:list-item>
          <text:p text:style-name="P18">references to the trigger method recipient or arguments</text:p>
        </text:list-item>
        <text:list-item>
          <text:p text:style-name="P18">references to the local variables in scope at the trigger point</text:p>
        </text:list-item>
        <text:list-item>
          <text:p text:style-name="P18">static field references</text:p>
        </text:list-item>
        <text:list-item>
          <text:p text:style-name="P18">primitive literals</text:p>
        </text:list-item>
        <text:list-item>
          <text:p text:style-name="P18">field accesses</text:p>
        </text:list-item>
        <text:list-item>
          <text:p text:style-name="P18">method invocations</text:p>
        </text:list-item>
        <text:list-item>
          <text:p text:style-name="P18">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753369363" text:style-name="L5">
        <text:list-item>
          <text:p text:style-name="P19">The assignment operator is not available for use in expressions. It can only be employed at the top level in binding specifications.</text:p>
        </text:list-item>
        <text:list-item>
          <text:p text:style-name="P19">Use of the new operator is not currently allowed in expressions.</text:p>
        </text:list-item>
        <text:list-item>
          <text:p text:style-name="P19">throw and return operations are only allowed as the last action in a sequence of rule actions (see below).</text:p>
        </text:list-item>
      </text:list>
      <text:list xml:id="list2061375782" text:style-name="L6">
        <text:list-item>
          <text:p text:style-name="P20">Expressions should obey the normal rules regarding associativity and precedence.</text:p>
        </text:list-item>
        <text:list-item>
          <text:p text:style-name="P20">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581962649" text:continue-list="list292289835" text:style-name="Outline">
        <text:list-item>
          <text:list>
            <text:list-header>
              <text:h text:style-name="Heading_20_2" text:outline-level="2" text:is-list-header="true"><text:soft-page-break/>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51654067"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text:soft-page-break/>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215949896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text:soft-page-break/>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31934858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524003486"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7894721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439075176" text:continue-numbering="true" text:style-name="Outline">
        <text:list-item>
          <text:list>
            <text:list-item>
              <text:list>
                <text:list-header>
                  <text:h text:style-name="P25"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713746550" text:continue-numbering="true" text:style-name="Outline">
        <text:list-item>
          <text:list>
            <text:list-item>
              <text:list>
                <text:list-header>
                  <text:h text:style-name="P25"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48594257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5478805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029108712" text:continue-numbering="true" text:style-name="Outline">
        <text:list-item>
          <text:list>
            <text:list-item>
              <text:list>
                <text:list-header>
                  <text:h text:style-name="P25"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577764437" text:continue-numbering="true" text:style-name="Outline">
        <text:list-item>
          <text:list>
            <text:list-item>
              <text:list>
                <text:list-header>
                  <text:h text:style-name="P25"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405805922"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52434824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66523763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428495798" text:continue-numbering="true" text:style-name="Outline">
        <text:list-item>
          <text:list>
            <text:list-header>
              <text:h text:style-name="P24"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746175997"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135670525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simp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text:soft-page-break/>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P1">will cause the JVM (and indeed JBoss AS) to pick up the jar file from the build directory and use the script provided in the dd directory.</text:p>
      <text:list xml:id="list1410963275" text:continue-numbering="true" text:style-name="Outline">
        <text:list-item>
          <text:list>
            <text:list-header>
              <text:h text:style-name="P24"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 makes classes contained in the jar file available for use when compiling rule target methods and rule conditions and actions.</text:p>
      <text:p text:style-name="P1">n.b. normally, the classloader which defines a rule's target class will also be able to access Byteman classes, rule helper classes and other classes referenced from the rule. However, in some cases it may be necessary to use this option to make classes accessible to the class loader of the target class for a rule. In particular, when injecting triggers into classes loaded by the bootstrap class loader (e.g. java.io.File etc) it is necessary to add the byteman jar to the boot class path using this optio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1561473530" text:continue-numbering="true" text:style-name="Outline">
        <text:list-item>
          <text:list>
            <text:list-header>
              <text:h text:style-name="P24" text:outline-level="2" text:is-list-header="true"><text:span text:style-name="T6">Environment</text:span> Settings</text:h>
            </text:list-header>
          </text:list>
        </text:list-item>
      </text:list>
      <text:p text:style-name="P14">The agent is sensitive to various environment settings which confiure its behaviour.</text:p>
      <text:p text:style-name="Text_20_body">If <text:s/>system property</text:p>
      <text:p text:style-name="P8"><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text:soft-page-break/>If <text:s/>system property</text:p>
      <text:p text:style-name="P8"><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8"><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P8"><text:span text:style-name="Code_20_Text"><text:span text:style-name="T8">org.jboss.byteman.quodlibet</text:span></text:span></text:p>
      <text:p text:style-name="P1">is set then the agent will allow rules to be injected into methods of classes in the <text:span text:style-name="Code_20_Text">java.lang</text:span> hierarchy. Note that this will require the Byteman jar to be installed in the bootstrap classpath using the <text:span text:style-name="Caption_20_characters">boot:</text:span> option to the <text:span text:style-name="Code_20_Text">-javaagent</text:span> JVM command line argument.</text:p>
      <text:list xml:id="list172963546" text:continue-numbering="true" text:style-name="Outline">
        <text:list-item>
          <text:list>
            <text:list-header>
              <text:h text:style-name="Heading_20_2" text:outline-level="2" text:is-list-header="true"><text:span text:style-name="Code_20_Text"><text:span text:style-name="T6">Submitting</text:span></text:span><text:span text:style-name="Code_20_Text"> Rules Dynamically</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be run from a directory named </text:span></text:span><text:span text:style-name="Code_20_Text">bin</text:span><text:span text:style-name="Code_20_Text"><text:span text:style-name="T5"> and to find the byteman jar in </text:span></text:span><text:span text:style-name="Code_20_Text">../lib</text:span>.</text:p>
      <text:p text:style-name="Text_20_body">When called with no arguments <text:span text:style-name="Code_20_Text">Submit</text:span> lists all currently applied transformations. This listing includes details of failed transformations, typechecks and compiles.</text:p>
      <text:p text:style-name="Text_20_body">When called with a list of script files Submit uploads the scripts to the agent:</text:p>
      <text:list xml:id="list747932783" text:style-name="L7">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text:soft-page-break/>instead of the old rule.Depending upon when the compiler installs the new method code and when executing threads switch to this new code there may be a small 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text:s/>depending upon when the compiler installs the new method code and when 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n.b. Due to a bug in Sun's JDK 6 and 7 <text:s/>and in OpenJDK 6 and 7 errors may occur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84031305" text:continue-list="list172963546" text:style-name="Outline">
        <text:list-item>
          <text:list>
            <text:list-header>
              <text:h text:style-name="Heading_20_2" text:outline-level="2" text:is-list-header="true"><text:span text:style-name="Code_20_Text"><text:span text:style-name="T5">Checking Rules Offline</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text:span></text:span><text:span text:style-name="Code_20_Text"><text:span text:style-name="T5">source tree. It needs to be supplied with a classpath locating any application classes mentioned in the rules. It expects to be run from a directory named </text:span></text:span><text:span text:style-name="Code_20_Text">bin</text:span><text:span text:style-name="Code_20_Text"><text:span text:style-name="T5"> and to find the byteman jar in </text:span></text:span><text:span text:style-name="Code_20_Text">../lib</text:span><text:span text:style-name="Code_20_Text"><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09-25T11:46:03</dc:date>
    <meta:printed-by>Andrew Dinn</meta:printed-by>
    <meta:print-date>2008-09-26T17:21:42</meta:print-date>
    <meta:editing-cycles>91</meta:editing-cycles>
    <meta:editing-duration>PT36H55M43S</meta:editing-duration>
    <meta:document-statistic meta:table-count="0" meta:image-count="0" meta:object-count="0" meta:page-count="29" meta:paragraph-count="334" meta:word-count="11228" meta:character-count="70393"/>
    <meta:user-defined meta:name="Info 1"/>
    <meta:user-defined meta:name="Info 2"/>
    <meta:user-defined meta:name="Info 3"/>
    <meta:user-defined meta:name="Info 4"/>
  </office:meta>
</office:document-meta>
</file>